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1cm" fo:text-indent="0cm" style:auto-text-indent="false"/>
    </style:style>
    <style:style style:name="P2" style:family="paragraph" style:parent-style-name="Preformatted_20_Text">
      <style:paragraph-properties fo:margin-left="0cm" fo:margin-right="1cm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ize="12pt" fo:font-style="normal" fo:font-weight="bold" officeooo:rsid="002285d3" officeooo:paragraph-rsid="002285d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ize="13pt" fo:font-style="normal" fo:font-weight="bold" officeooo:rsid="002a60d2" officeooo:paragraph-rsid="002a60d2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tyle="italic" officeooo:rsid="002285d3"/>
    </style:style>
    <style:style style:name="P6" style:family="paragraph" style:parent-style-name="Preformatted_20_Text">
      <style:paragraph-properties fo:margin-left="0cm" fo:margin-right="1cm" fo:text-align="center" style:justify-single-word="false" fo:text-indent="0cm" style:auto-text-indent="false"/>
      <style:text-properties fo:color="#000000" style:font-name="Liberation Serif" fo:font-size="21pt" fo:font-style="normal" fo:font-weight="bold" officeooo:rsid="003304d7" officeooo:paragraph-rsid="003304d7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Preformatted_20_Text">
      <style:paragraph-properties fo:margin-left="0cm" fo:margin-right="1cm" fo:text-indent="0cm" style:auto-text-indent="false"/>
      <style:text-properties fo:color="#000000" fo:font-style="italic"/>
    </style:style>
    <style:style style:name="P8" style:family="paragraph" style:parent-style-name="Preformatted_20_Text">
      <style:paragraph-properties fo:margin-left="0cm" fo:margin-right="1cm" fo:text-indent="0cm" style:auto-text-indent="false"/>
      <style:text-properties fo:color="#000000" officeooo:paragraph-rsid="0031a3ec"/>
    </style:style>
    <style:style style:name="P9" style:family="paragraph" style:parent-style-name="Preformatted_20_Text">
      <style:paragraph-properties fo:margin-left="0cm" fo:margin-right="1cm" fo:text-indent="0cm" style:auto-text-indent="false"/>
      <style:text-properties fo:color="#000000" officeooo:paragraph-rsid="0034e4b9"/>
    </style:style>
    <style:style style:name="P10" style:family="paragraph" style:parent-style-name="Preformatted_20_Text">
      <style:paragraph-properties fo:margin-left="0cm" fo:margin-right="1cm" fo:text-indent="0cm" style:auto-text-indent="false"/>
      <style:text-properties officeooo:paragraph-rsid="0031a3ec"/>
    </style:style>
    <style:style style:name="P11" style:family="paragraph" style:parent-style-name="Preformatted_20_Text">
      <style:paragraph-properties fo:margin-left="0cm" fo:margin-right="1cm" fo:margin-top="0cm" fo:margin-bottom="0.499cm" loext:contextual-spacing="false" fo:text-indent="0cm" style:auto-text-indent="false"/>
      <style:text-properties fo:color="#000000"/>
    </style:style>
    <style:style style:name="P12" style:family="paragraph" style:parent-style-name="Preformatted_20_Text">
      <style:paragraph-properties fo:margin-left="0cm" fo:margin-right="1cm" fo:margin-top="0cm" fo:margin-bottom="0.499cm" loext:contextual-spacing="false" fo:text-indent="0cm" style:auto-text-indent="false"/>
      <style:text-properties fo:color="#000000" officeooo:rsid="002f678b" officeooo:paragraph-rsid="0031a3ec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officeooo:rsid="00247b10" officeooo:paragraph-rsid="00247b10"/>
    </style:style>
    <style:style style:name="P15" style:family="paragraph" style:parent-style-name="Standard">
      <style:text-properties fo:color="#000000" style:font-name="Liberation Serif"/>
    </style:style>
    <style:style style:name="P16" style:family="paragraph" style:parent-style-name="Standard">
      <style:text-properties fo:color="#000000" style:font-name="Liberation Serif" officeooo:rsid="0023ae1d" officeooo:paragraph-rsid="0023ae1d"/>
    </style:style>
    <style:style style:name="P17" style:family="paragraph" style:parent-style-name="Standard">
      <style:text-properties fo:color="#000000" style:font-name="Liberation Serif" officeooo:rsid="00247b10" officeooo:paragraph-rsid="00247b10"/>
    </style:style>
    <style:style style:name="P18" style:family="paragraph" style:parent-style-name="Standard">
      <style:text-properties fo:color="#000000" style:font-name="Liberation Serif" fo:font-weight="bold" style:font-weight-asian="bold" style:font-weight-complex="bold"/>
    </style:style>
    <style:style style:name="P19" style:family="paragraph" style:parent-style-name="Standard">
      <style:text-properties fo:color="#000000" fo:font-size="14pt" fo:font-weight="bold" officeooo:rsid="002f678b" officeooo:paragraph-rsid="002f678b" style:font-weight-asian="bold" style:font-weight-complex="bold"/>
    </style:style>
    <style:style style:name="P20" style:family="paragraph" style:parent-style-name="Standard">
      <style:text-properties fo:color="#000000" officeooo:rsid="002f678b" officeooo:paragraph-rsid="002f678b"/>
    </style:style>
    <style:style style:name="P21" style:family="paragraph" style:parent-style-name="Standard">
      <style:text-properties fo:color="#000000" officeooo:rsid="0031a3ec" officeooo:paragraph-rsid="0031a3ec"/>
    </style:style>
    <style:style style:name="P22" style:family="paragraph" style:parent-style-name="Text_20_body">
      <style:paragraph-properties fo:break-before="page"/>
      <style:text-properties fo:font-size="14pt" fo:font-weight="bold" style:font-weight-asian="bold" style:font-weight-complex="bold"/>
    </style:style>
    <style:style style:name="P23" style:family="paragraph" style:parent-style-name="Preformatted_20_Text">
      <style:paragraph-properties fo:margin-left="0cm" fo:margin-right="1cm" fo:text-indent="0cm" style:auto-text-indent="false"/>
      <style:text-properties fo:color="#000000" officeooo:paragraph-rsid="0031a3ec"/>
    </style:style>
    <style:style style:name="P24" style:family="paragraph" style:parent-style-name="Preformatted_20_Text">
      <style:paragraph-properties fo:margin-left="0cm" fo:margin-right="1cm" fo:text-indent="0cm" style:auto-text-indent="false"/>
      <style:text-properties fo:color="#c9211e" fo:font-weight="normal" officeooo:rsid="0034e4b9" officeooo:paragraph-rsid="00482aa6" style:font-weight-asian="normal" style:font-weight-complex="normal"/>
    </style:style>
    <style:style style:name="P25" style:family="paragraph" style:parent-style-name="Preformatted_20_Text">
      <style:paragraph-properties fo:margin-left="0cm" fo:margin-right="1cm" fo:text-indent="0cm" style:auto-text-indent="false"/>
      <style:text-properties officeooo:paragraph-rsid="0034e4b9"/>
    </style:style>
    <style:style style:name="T1" style:family="text">
      <style:text-properties fo:font-style="italic"/>
    </style:style>
    <style:style style:name="T2" style:family="text">
      <style:text-properties fo:font-style="italic" officeooo:rsid="001f6df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62eb8" style:font-style-asian="italic" style:font-style-complex="italic"/>
    </style:style>
    <style:style style:name="T5" style:family="text">
      <style:text-properties fo:font-style="italic" officeooo:rsid="0044f169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color="#ff0000" fo:font-style="italic" officeooo:rsid="001f82ad"/>
    </style:style>
    <style:style style:name="T8" style:family="text">
      <style:text-properties fo:color="#ff0000" fo:font-style="italic" fo:font-weight="bold" officeooo:rsid="001f82ad"/>
    </style:style>
    <style:style style:name="T9" style:family="text">
      <style:text-properties fo:color="#000000"/>
    </style:style>
    <style:style style:name="T10" style:family="text">
      <style:text-properties fo:color="#000000" fo:font-style="italic"/>
    </style:style>
    <style:style style:name="T11" style:family="text">
      <style:text-properties fo:color="#000000" fo:font-weight="bold"/>
    </style:style>
    <style:style style:name="T12" style:family="text">
      <style:text-properties officeooo:rsid="0024f81a"/>
    </style:style>
    <style:style style:name="T13" style:family="text">
      <style:text-properties officeooo:rsid="00268aa3"/>
    </style:style>
    <style:style style:name="T14" style:family="text">
      <style:text-properties officeooo:rsid="002878b0"/>
    </style:style>
    <style:style style:name="T15" style:family="text">
      <style:text-properties fo:font-weight="normal" officeooo:rsid="0034df64" style:font-weight-asian="normal" style:font-weight-complex="normal"/>
    </style:style>
    <style:style style:name="T16" style:family="text">
      <style:text-properties fo:color="#c9211e" style:font-name="Liberation Mono" fo:font-size="10pt" fo:font-style="italic" officeooo:rsid="0034e4b9" style:font-name-asian="Noto Sans Mono CJK SC" style:font-size-asian="10pt" style:font-name-complex="Liberation Mono" style:font-size-complex="10pt"/>
    </style:style>
    <style:style style:name="T17" style:family="text">
      <style:text-properties fo:color="#c9211e" style:font-name="Liberation Mono" fo:font-size="10pt" fo:font-style="italic" fo:font-weight="normal" officeooo:rsid="004c5b81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8" style:family="text">
      <style:text-properties fo:color="#c9211e" fo:font-weight="normal" officeooo:rsid="0034e4b9" style:font-weight-asian="normal" style:font-weight-complex="normal"/>
    </style:style>
    <style:style style:name="T19" style:family="text">
      <style:text-properties fo:color="#c9211e" fo:font-weight="normal" officeooo:rsid="004c5b81" style:font-weight-asian="normal" style:font-weight-complex="normal"/>
    </style:style>
    <style:style style:name="T20" style:family="text">
      <style:text-properties fo:color="#c9211e" fo:font-style="italic" fo:font-weight="normal" officeooo:rsid="0034e4b9" style:font-style-asian="italic" style:font-weight-asian="normal" style:font-style-complex="italic" style:font-weight-complex="normal"/>
    </style:style>
    <style:style style:name="T21" style:family="text">
      <style:text-properties fo:color="#c9211e" fo:font-style="italic" fo:font-weight="normal" officeooo:rsid="00362eb8" style:font-style-asian="italic" style:font-weight-asian="normal" style:font-style-complex="italic" style:font-weight-complex="normal"/>
    </style:style>
    <style:style style:name="T22" style:family="text">
      <style:text-properties fo:color="#c9211e" fo:font-style="italic" fo:font-weight="normal" officeooo:rsid="0044f169" style:font-style-asian="italic" style:font-weight-asian="normal" style:font-style-complex="italic" style:font-weight-complex="normal"/>
    </style:style>
    <style:style style:name="T23" style:family="text">
      <style:text-properties officeooo:rsid="004c5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2</text:p>
      <text:p text:style-name="P4"/>
      <text:p text:style-name="P4">Part A</text:p>
      <text:p text:style-name="P5"/>
      <text:p text:style-name="P3">Grammar for both assignments and expressions</text:p>
      <text:p text:style-name="P7"/>
      <text:p text:style-name="P2"><text:span text:style-name="T1">start</text:span> -&gt; <text:span text:style-name="T1">list</text:span> <text:span text:style-name="T6">eof</text:span></text:p>
      <text:p text:style-name="P2"><text:span text:style-name="T1">list</text:span> -&gt; <text:span text:style-name="T1">assignment</text:span> <text:span text:style-name="T6">;</text:span> <text:span text:style-name="T1">list</text:span></text:p>
      <text:p text:style-name="P1"><text:span text:style-name="T10"><text:tab/> </text:span><text:span text:style-name="T7">| expr </text:span><text:span text:style-name="T8">;</text:span><text:span text:style-name="T7"> list</text:span></text:p>
      <text:p text:style-name="P2"><text:s text:c="7"/>| <text:span text:style-name="T6">empty</text:span></text:p>
      <text:p text:style-name="P2"><text:span text:style-name="T2">a</text:span><text:span text:style-name="T1">ssignment</text:span> -&gt; <text:span text:style-name="T6">id</text:span> { print(<text:span text:style-name="T6">id</text:span>.lexeme) } <text:span text:style-name="T6">=</text:span> <text:span text:style-name="T1">expr</text:span> { print('=') }</text:p>
      <text:p text:style-name="P2"><text:span text:style-name="T1">expr</text:span> -&gt; <text:span text:style-name="T1">term</text:span> <text:span text:style-name="T1">moreterms</text:span></text:p>
      <text:p text:style-name="P2"><text:span text:style-name="T1">moreterms</text:span> -&gt; <text:span text:style-name="T6">+</text:span> <text:span text:style-name="T1">term</text:span> { print('+') } <text:span text:style-name="T1">moreterms</text:span></text:p>
      <text:p text:style-name="P2"><text:s text:c="7"/>| <text:span text:style-name="T6">-</text:span> <text:span text:style-name="T1">term</text:span> { print('-') } <text:span text:style-name="T1">moreterms</text:span></text:p>
      <text:p text:style-name="P2"><text:s text:c="7"/>| <text:span text:style-name="T6">empty</text:span></text:p>
      <text:p text:style-name="P2"><text:span text:style-name="T1">term</text:span> -&gt; <text:span text:style-name="T1">factor</text:span> <text:span text:style-name="T1">morefactors</text:span></text:p>
      <text:p text:style-name="P2"><text:span text:style-name="T1">morefactors</text:span> -&gt; <text:span text:style-name="T6">*</text:span> <text:span text:style-name="T1">factor</text:span> { print('*') } <text:span text:style-name="T1">morefactors</text:span></text:p>
      <text:p text:style-name="P2"><text:s text:c="7"/>| <text:span text:style-name="T6">/</text:span> <text:span text:style-name="T1">factor</text:span> { print('/') } <text:span text:style-name="T1">morefactors</text:span></text:p>
      <text:p text:style-name="P2"><text:s text:c="7"/>| <text:span text:style-name="T6">div</text:span> <text:span text:style-name="T1">factor</text:span> { print('DIV') } <text:span text:style-name="T1">morefactors</text:span></text:p>
      <text:p text:style-name="P2"><text:s text:c="7"/>| <text:span text:style-name="T6">mod</text:span> <text:span text:style-name="T1">factor</text:span> { print('MOD') } <text:span text:style-name="T1">morefactors</text:span></text:p>
      <text:p text:style-name="P2"><text:s text:c="7"/>| <text:span text:style-name="T6">empty</text:span></text:p>
      <text:p text:style-name="P2"><text:span text:style-name="T1">factor</text:span> -&gt; <text:span text:style-name="T6">(</text:span> <text:span text:style-name="T1">expr</text:span> <text:span text:style-name="T6">)</text:span></text:p>
      <text:p text:style-name="P2"><text:s text:c="7"/>| <text:span text:style-name="T6">id</text:span> { print(<text:span text:style-name="T6">id</text:span>.lexeme) }</text:p>
      <text:p text:style-name="P11"><text:s text:c="7"/>| <text:span text:style-name="T6">num</text:span> { print(<text:span text:style-name="T6">num</text:span>.value) }</text:p>
      <text:p text:style-name="P13"/>
      <text:p text:style-name="P18">Would it be possible to write a predictive recursive-descent parser for your grammar?</text:p>
      <text:p text:style-name="P15"/>
      <text:p text:style-name="P16">Nooo? </text:p>
      <text:p text:style-name="P17">Ambigous? No</text:p>
      <text:p text:style-name="P17">left-recursive?</text:p>
      <text:p text:style-name="P17">Disjoint first sets? </text:p>
      <text:p text:style-name="P17"><text:tab/>FIRST(<text:span text:style-name="T12">assignment) = id</text:span></text:p>
      <text:p text:style-name="P17"><text:tab/><text:span text:style-name="T12">FIRST(expr) = id | num</text:span></text:p>
      <text:p text:style-name="P17"><text:tab/>→<text:span text:style-name="T13"> FIRST conflict: </text:span><text:span text:style-name="T14">expr and assignment can both start with an id</text:span></text:p>
      <text:p text:style-name="P14"/>
      <text:p text:style-name="P19">Part B</text:p>
      <text:p text:style-name="P20"/>
      <text:p text:style-name="P20"/>
      <text:p text:style-name="P20"/>
      <text:p text:style-name="P22">Part D</text:p>
      <text:p text:style-name="P21"/>
      <text:p text:style-name="P8"><text:span text:style-name="T1">start</text:span> -&gt; <text:span text:style-name="T1">list</text:span> <text:span text:style-name="T6">eof</text:span></text:p>
      <text:p text:style-name="P10"><text:span text:style-name="T10">list</text:span><text:span text:style-name="T9"> -&gt; </text:span><text:span text:style-name="T10">assignment</text:span><text:span text:style-name="T9"> </text:span><text:span text:style-name="T11">;</text:span><text:span text:style-name="T9"> </text:span><text:span text:style-name="T10">list</text:span></text:p>
      <text:p text:style-name="P8"><text:s text:c="7"/>| <text:span text:style-name="T6">empty</text:span></text:p>
      <text:p text:style-name="P8"><text:span text:style-name="T2">a</text:span><text:span text:style-name="T1">ssignment</text:span> -&gt; <text:span text:style-name="T6">id</text:span> { print(<text:span text:style-name="T6">id</text:span>.lexeme) } <text:span text:style-name="T6">=</text:span> <text:span text:style-name="T1">expr</text:span> { print('=') }</text:p>
      <text:p text:style-name="P8"><text:span text:style-name="T1">expr</text:span> -&gt; <text:span text:style-name="T1">term</text:span> <text:span text:style-name="T1">moreterms</text:span></text:p>
      <text:p text:style-name="P8"><text:span text:style-name="T1">moreterms</text:span> -&gt; <text:span text:style-name="T6">+</text:span> <text:span text:style-name="T1">term</text:span> { print('+') } <text:span text:style-name="T1">moreterms</text:span></text:p>
      <text:p text:style-name="P8"><text:s text:c="7"/>| <text:span text:style-name="T6">-</text:span> <text:span text:style-name="T1">term</text:span> { print('-') } <text:span text:style-name="T1">moreterms</text:span></text:p>
      <text:p text:style-name="P8"><text:s text:c="7"/>| <text:span text:style-name="T6">empty</text:span></text:p>
      <text:p text:style-name="P8"><text:span text:style-name="T1">term</text:span> -&gt; <text:span text:style-name="T1">factor</text:span> <text:span text:style-name="T1">morefactors</text:span></text:p>
      <text:p text:style-name="P10"><text:span text:style-name="T10">morefactors</text:span><text:span text:style-name="T9"> -&gt; </text:span><text:span text:style-name="T11">*</text:span><text:span text:style-name="T9"> </text:span><text:span text:style-name="T16">exponential</text:span><text:span text:style-name="T9"> { print('*') } </text:span><text:span text:style-name="T10">morefactors</text:span></text:p>
      <text:p text:style-name="P9"><text:s text:c="7"/>| <text:span text:style-name="T6">/</text:span> <text:span text:style-name="T16">exponential</text:span> { print('/') } <text:span text:style-name="T1">morefactors</text:span></text:p>
      <text:p text:style-name="P9"><text:s text:c="7"/>| <text:span text:style-name="T6">div</text:span> <text:span text:style-name="T16">exponential</text:span> { print('DIV') } <text:span text:style-name="T1">morefactors</text:span></text:p>
      <text:p text:style-name="P9"><text:s text:c="7"/>| <text:span text:style-name="T6">mod</text:span> <text:span text:style-name="T16">exponential</text:span> { print('MOD') } <text:span text:style-name="T1">morefactors</text:span></text:p>
      <text:p text:style-name="P8"><text:s text:c="7"/>| <text:span text:style-name="T6">empty</text:span></text:p>
      <text:p text:style-name="P25"><text:span text:style-name="T20">exponential</text:span><text:span text:style-name="T18"> -&gt; </text:span><text:span text:style-name="T17">factor</text:span><text:span text:style-name="T21"> </text:span><text:span text:style-name="T22">moreexponential</text:span></text:p>
      <text:p text:style-name="P24"><text:span text:style-name="T5">moreexponential</text:span><text:span text:style-name="T4"> -&gt; ^ factor { print('^') } </text:span><text:span text:style-name="T5">moreexponential</text:span></text:p>
      <text:p text:style-name="P8"><text:span text:style-name="T1">factor</text:span> -&gt; <text:span text:style-name="T6">(</text:span> <text:span text:style-name="T1">expr</text:span> <text:span text:style-name="T6">)</text:span><text:span text:style-name="T15"> </text:span></text:p>
      <text:p text:style-name="P8"><text:s text:c="7"/>| <text:span text:style-name="T6">id</text:span> { print(<text:span text:style-name="T6">id</text:span>.lexeme) }</text:p>
      <text:p text:style-name="P12"><text:s text:c="7"/>| <text:span text:style-name="T6">num</text:span> { print(<text:span text:style-name="T6">num</text:span>.value) 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54:20.357279993</meta:creation-date>
    <meta:generator>LibreOffice/6.4.7.2$Linux_X86_64 LibreOffice_project/40$Build-2</meta:generator>
    <dc:date>2022-09-23T11:48:21.137847995</dc:date>
    <meta:editing-duration>PT1H42M45S</meta:editing-duration>
    <meta:editing-cycles>27</meta:editing-cycles>
    <meta:document-statistic meta:table-count="0" meta:image-count="0" meta:object-count="0" meta:page-count="2" meta:paragraph-count="50" meta:word-count="256" meta:character-count="1550" meta:non-whitespace-character-count="1210"/>
  </office:meta>
</office:document-meta>
</file>